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3AF00000212A1274520FA30D412.png" manifest:media-type="image/png"/>
  <manifest:file-entry manifest:full-path="Pictures/1000351400008D2E00004F600433B3D38C11A429.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Ming CN" svg:font-family="'AR PL UMing CN'"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ushGreen-title">
      <style:graphic-properties fo:min-height="1.8cm"/>
    </style:style>
    <style:style style:name="pr2" style:family="presentation" style:parent-style-name="LushGreen-subtitle">
      <style:graphic-properties draw:fill-color="#ffffff" fo:min-height="9.134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fo:min-height="8.884cm"/>
    </style:style>
    <style:style style:name="pr5" style:family="presentation" style:parent-style-name="LushGreen-notes">
      <style:graphic-properties draw:fill-color="#ffffff" fo:min-height="14cm"/>
    </style:style>
    <style:style style:name="P1" style:family="paragraph">
      <loext:graphic-properties draw:fill-color="#ffffff"/>
    </style:style>
    <style:style style:name="P2" style:family="paragraph">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32pt" fo:font-weight="bold" style:font-size-asian="44pt" style:font-weight-asian="bold" style:font-size-complex="44pt" style:font-weight-complex="bold"/>
    </style:style>
    <style:style style:name="T3" style:family="text">
      <style:text-properties fo:font-size="26pt" fo:font-weight="bold" style:font-size-asian="36pt" style:font-weight-asian="bold" style:font-size-complex="36pt"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fo:font-weight="bold" style:font-size-asian="40pt" style:font-weight-asian="bold" style:font-size-complex="40pt" style:font-weight-complex="bold"/>
    </style:style>
    <style:style style:name="T7" style:family="text">
      <style:text-properties fo:font-size="28pt" fo:font-weight="normal" style:font-size-asian="40pt" style:font-weight-asian="normal" style:font-size-complex="40pt" style:font-weight-complex="normal"/>
    </style:style>
    <style:style style:name="T8" style:family="text">
      <style:text-properties fo:font-size="36pt" fo:font-weight="bold" style:font-size-asian="48pt" style:font-weight-asian="bold" style:font-size-complex="48pt" style:font-weight-complex="bold"/>
    </style:style>
    <style:style style:name="T9" style:family="text">
      <style:text-properties fo:font-size="26pt" fo:font-weight="normal" style:font-size-asian="36pt" style:font-weight-asian="normal" style:font-size-complex="36pt" style:font-weight-complex="normal"/>
    </style:style>
    <style:style style:name="T10" style:family="text">
      <style:text-properties fo:font-size="26pt" fo:font-style="italic" fo:font-weight="normal" style:font-size-asian="36pt" style:font-style-asian="italic" style:font-weight-asian="normal" style:font-size-complex="36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1.8cm" svg:x="1.4cm" svg:y="0.6cm" presentation:class="title">
          <draw:text-box>
            <text:p>PEMC – CRSS DBA Discussion</text:p>
          </draw:text-box>
        </draw:frame>
        <draw:frame presentation:style-name="pr2" draw:text-style-name="P1" draw:layer="layout" svg:width="25.2cm" svg:height="9.134cm" svg:x="1.4cm" svg:y="3.8cm" presentation:class="subtitle" presentation:user-transformed="true">
          <draw:text-box>
            <text:p><text:span text:style-name="T1">TOPICS</text:span><text:span text:style-name="T1"><text:line-break/></text:span> <text:line-break/>1. Table Partitioning<text:line-break/></text:p>
            <text:p>2. Replication / Backup &amp; Recovery<text:line-break/></text:p>
            <text:p>3. VACUUM, ANALYZE, and auto...</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MC – CRSS DBA Discussion</text:p>
          </draw:text-box>
        </draw:frame>
        <draw:frame presentation:style-name="pr4" draw:layer="layout" svg:width="25.2cm" svg:height="9.134cm" svg:x="1.4cm" svg:y="3.8cm" presentation:class="outline">
          <draw:text-box>
            <text:list text:style-name="L2">
              <text:list-header>
                <text:p><text:span text:style-name="T2">1. TABLE PARTITIONING</text:span><text:span text:style-name="T2"><text:line-break/></text:span><text:span text:style-name="T2"/></text:p>
                <text:p><text:span text:style-name="T3">I. INTRODUCTION</text:span><text:span text:style-name="T3"><text:line-break/></text:span><text:span text:style-name="T3"/></text:p>
              </text:list-header>
              <text:list-item>
                <text:p><text:span text:style-name="T4">What is table partitioning?</text:span></text:p>
                <text:p>Partitioning refers to splitting what is logically one large table into smaller physical pieces.<text:line-break/></text:p>
              </text:list-item>
              <text:list-item>
                <text:p><text:span text:style-name="T4">Benefits?</text:span></text:p>
                <text:p>- Improved query performance.</text:p>
                <text:p>- Improved table maintenance through DROP TABLE of partition instead of slower DELETE (VACUUM overhead).</text:p>
                <text:p>- Seldomly-used data can be moved to cheaper storage. <text:s/></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MC – CRSS DBA Discussion</text:p>
          </draw:text-box>
        </draw:frame>
        <draw:frame presentation:style-name="pr4" draw:layer="layout" svg:width="25.2cm" svg:height="9.134cm" svg:x="1.4cm" svg:y="3.8cm" presentation:class="outline" presentation:user-transformed="true">
          <draw:text-box>
            <text:list text:style-name="L2">
              <text:list-item>
                <text:p><text:span text:style-name="T4">Kinds</text:span></text:p>
                <text:p>- <text:span text:style-name="T5">Range Partitioning</text:span> : The table is partitioned into "ranges" defined by a key column or set of columns, with no overlap between the ranges of values assigned to different partitions. For example one might partition by date ranges, or by ranges of identifiers for particular business objects. (Note: This was the method used in CRSS) <text:line-break/><text:line-break/>- <text:span text:style-name="T5">List Partitioning</text:span>: The table is partitioned by explicitly listing which key values appear in each partition.</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MC – CRSS DBA Discussion</text:p>
          </draw:text-box>
        </draw:frame>
        <draw:frame presentation:style-name="pr4" draw:layer="layout" svg:width="25.2cm" svg:height="9.134cm" svg:x="1.4cm" svg:y="3.8cm" presentation:class="outline">
          <draw:text-box>
            <text:list text:style-name="L2">
              <text:list-header>
                <text:p><text:span text:style-name="T6">II. IMPLEMENTATION</text:span></text:p>
              </text:list-header>
              <text:list-item>
                <text:p><text:span text:style-name="T4">Schemas and Tables</text:span></text:p>
                <text:p>- Table partitioning was implemented in selected tables in 3 schemas: METERPROCESS, SETTLEMENT, and AUDIT.</text:p>
              </text:list-item>
              <text:list-item>
                <text:p><text:span text:style-name="T4">Steps</text:span></text:p>
                <text:p>i. Migrate the table</text:p>
                <text:list>
                  <text:list-header>
                    <text:p>a. Create new table based on original table.</text:p>
                    <text:p>b. Create partition/child tables.</text:p>
                    <text:list>
                      <text:list-header>
                        <text:p>- Create “current 3 mos” partition and load data from old table.</text:p>
                        <text:p>- Create “historical 13 mos” partition.</text:p>
                      </text:list-header>
                    </text:list>
                  </text:list-header>
                </text:list>
                <text:p>ii. Drop old table</text:p>
                <text:p>iii. Create function, trigger, rule, and view<text:line-break/>iv. Create CRON job to transfer data from "current3mos" to "historical13mos", create check constraints, and transfer older than 13 mos data to archive file.</text:p>
                <text:list>
                  <text:list-header>
                    <text:p/>
                  </text:list-header>
                </text:list>
                <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MC – CRSS DBA Discussion</text:p>
          </draw:text-box>
        </draw:frame>
        <draw:frame presentation:style-name="pr4" draw:layer="layout" svg:width="25.2cm" svg:height="9.134cm" svg:x="1.4cm" svg:y="3.8cm" presentation:class="outline">
          <draw:text-box>
            <text:list text:style-name="L2">
              <text:list-header>
                <text:p><text:span text:style-name="T6">III. Transfer Logic</text:span></text:p>
              </text:list-header>
              <text:list-item>
                <text:p>The process that transfers data 1.) from the “current 3 months” partition to the “historical 13 months” and 2.) from the “historical 13 months” partition to the archive file is handled by the bash script that is scheduled to be executed on the 1st day of every month by a cron job.</text:p>
                <text:p>i. Cut-off dates</text:p>
                <text:p>ii. From “current 3 months” to “historical 13 months”</text:p>
                <text:p>iii. From “historical 13 months” to archive</text:p>
                <text:p>iv. Check constraint creation</text:p>
                <text:p>v. Adjustment runs</text:p>
              </text:list-item>
            </text:list>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MC – CRSS DBA Discussion</text:p>
          </draw:text-box>
        </draw:frame>
        <draw:frame presentation:style-name="pr4" draw:layer="layout" svg:width="25.2cm" svg:height="9.134cm" svg:x="1.4cm" svg:y="3.8cm" presentation:class="outline">
          <draw:text-box>
            <text:list text:style-name="L2">
              <text:list-header>
                <text:p><text:span text:style-name="T6">IV. Logging</text:span></text:p>
              </text:list-header>
              <text:list-item>
                <text:p><text:span text:style-name="T7">A “partition_log” table exists in every schema involved in table partitioning.</text:span></text:p>
              </text:list-item>
              <text:list-item>
                <text:p><text:span text:style-name="T7">The following are logged in this table:</text:span></text:p>
                <text:p><text:span text:style-name="T7">- </text:span><text:span text:style-name="T6">P</text:span><text:span text:style-name="T7"> - “In process”, meaning before successful H, DC, V, A, DH, C <text:s/></text:span></text:p>
                <text:p><text:span text:style-name="T7">- </text:span><text:span text:style-name="T6">H</text:span><text:span text:style-name="T7"> - transfer from “c3mos” to “h13mos”</text:span></text:p>
                <text:p><text:span text:style-name="T7">- </text:span><text:span text:style-name="T6">DC</text:span><text:span text:style-name="T7"> <text:s/>- deleted from “c3mos”</text:span></text:p>
                <text:p><text:span text:style-name="T7">- </text:span><text:span text:style-name="T6">V</text:span><text:span text:style-name="T7"> - vacuum/analyze done</text:span></text:p>
                <text:p><text:span text:style-name="T7">- </text:span><text:span text:style-name="T6">A</text:span><text:span text:style-name="T7"> - archive from “h13mos” to archive file</text:span></text:p>
                <text:p><text:span text:style-name="T7">- </text:span><text:span text:style-name="T6">DH</text:span><text:span text:style-name="T7"> - deleted from “h13mos”</text:span></text:p>
                <text:p><text:span text:style-name="T7">- </text:span><text:span text:style-name="T6">C</text:span><text:span text:style-name="T7"> - check constraint created</text:span></text:p>
                <text:p><text:span text:style-name="T7"/></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MC – CRSS DBA Discussion</text:p>
          </draw:text-box>
        </draw:frame>
        <draw:frame presentation:style-name="pr4" draw:text-style-name="P2" draw:layer="layout" svg:width="25.2cm" svg:height="9.134cm" svg:x="1.4cm" svg:y="3.8cm" presentation:class="outline">
          <draw:text-box>
            <text:list text:style-name="L2">
              <text:list-header>
                <text:p text:style-name="P2"><text:span text:style-name="T8">2. REPLICATION / BACKUP &amp; RECOVERY</text:span><text:span text:style-name="T8"><text:line-break/></text:span><text:span text:style-name="T8"/></text:p>
                <text:p><text:span text:style-name="T3">I. INTRODUCTION</text:span></text:p>
                <text:p><text:span text:style-name="T9">Data redundancy through the concept of a “standby server” is one of the means of achieving high-availability.</text:span><text:span text:style-name="T9"><text:line-break/></text:span><text:span text:style-name="T9"/></text:p>
                <text:p><text:span text:style-name="T9">In PostgreSQL, a standby server can be set up by implementing either log-shipping replication, streaming replication, or a combination of both.</text:span><text:span text:style-name="T9"><text:line-break/></text:span><text:span text:style-name="T9"/></text:p>
                <text:p><text:span text:style-name="T9">Both log-shipping and streaming replication depend on WAL files being sent to the Standby Server for replay. The difference is that the log-shipping method retrieves WAL files from the WAL archive (WAL archiving must have been previously set up) and copies it to the pg_xlog directory of the Standby Server for replay, whereas the streaming replication method copies the WAL file directly from the pg_xlog directory of the Master Server to the pg_xlog directory of the Standby Server whenever changes are made to the WAL file in the Master Server.</text:span></text:p>
                <text:p><text:span text:style-name="T3"/></text:p>
              </text:list-header>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presentation:user-transformed="true">
          <draw:text-box>
            <text:list text:style-name="L2">
              <text:list-header>
                <text:p><text:span text:style-name="T3">II. IMPORTANT CONFIGURATION SETTINGS</text:span></text:p>
                <text:p><text:span text:style-name="T9">These configurations settings are defined in the postgresql.conf file (or can be defined in a separate .conf file but must be included via the “include” directive in postgresql.conf).</text:span><text:span text:style-name="T9"><text:line-break/></text:span><text:span text:style-name="T9"/></text:p>
              </text:list-header>
              <text:list-item>
                <text:p><text:span text:style-name="T9">WAL Archiving</text:span></text:p>
                <text:p><text:span text:style-name="T10">archive_mode=always</text:span></text:p>
                <text:p><text:span text:style-name="T10">archive_command='cp %p /pg_backup/edb/as9.6/archive/%f'</text:span></text:p>
                <text:p><text:span text:style-name="T10">wal_level=replica</text:span></text:p>
                <text:p><text:span text:style-name="T10">archive_timeout=15min</text:span><text:span text:style-name="T10"><text:line-break/></text:span><text:span text:style-name="T10"/></text:p>
              </text:list-item>
              <text:list-item>
                <text:p><text:span text:style-name="T9">Master Server</text:span></text:p>
                <text:p><text:span text:style-name="T10">max_wal_senders=4</text:span></text:p>
                <text:p><text:span text:style-name="T10">wal_keep_segments=500</text:span></text:p>
                <text:p><text:span text:style-name="T10">wal_sender_timeout=60</text:spa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text:span text:style-name="T9">Standby Server</text:span></text:p>
                <text:p><text:span text:style-name="T10">hot_standby=on</text:span></text:p>
                <text:p><text:span text:style-name="T10">wal_receiver_status_interval=10s</text:span></text:p>
                <text:p><text:span text:style-name="T10">max_standby_streaming_delay=30s</text:span></text:p>
                <text:p><text:span text:style-name="T10">hot_standby_feedback=on</text:span></text:p>
                <text:p><text:span text:style-name="T10">wal_receiver_timeout=60s</text:span><text:span text:style-name="T10"><text:line-break/></text:span><text:span text:style-name="T10"/></text:p>
                <text:p><text:span text:style-name="T3">III. RECOVERY.CONF SETTINGS</text:span></text:p>
                <text:p><text:span text:style-name="T9">When a “recovery.conf” file is present in the data directory of the database cluster, the cluster will go </text:span><text:span text:style-name="T9">into recovery mode when the cluster is started (pg_ctl start). The ff. settings determine whether the </text:span><text:span text:style-name="T9">Standby Server will start in streaming replication mode, in log-shipping mode, or both.</text:span><text:span text:style-name="T9"><text:line-break/></text:span><text:span text:style-name="T9"/></text:p>
              </text:list-item>
              <text:list-item>
                <text:p><text:span text:style-name="T9">Streaming Replication</text:span></text:p>
                <text:p><text:span text:style-name="T10">standby_mode = 'on'</text:span></text:p>
                <text:p><text:span text:style-name="T10">primary_conninfo = 'user=postgres host=192.168.243.146 port=5432'</text:span></text:p>
                <text:p><text:span text:style-name="T10">recovery_target_timeline = 'latest'</text:span></text:p>
                <text:p><text:span text:style-name="T10">trigger_file = '/pg_data/edb/as9.6/data/trigger_promotion'</text:span></text:p>
                <text:p><text:span text:style-name="T9"/></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Log-Shipping</text:p>
                <text:p><text:span text:style-name="T5">standby_mode = 'on'</text:span></text:p>
                <text:p><text:span text:style-name="T5">restore_command = 'scp -rp postgres@192.168.243.146:/home/postgres/pg_archive/%f %p'</text:span></text:p>
                <text:p><text:span text:style-name="T5">recovery_target_timeline = 'latest'</text:span></text:p>
                <text:p><text:span text:style-name="T5">trigger_file = '/pg_data/edb/as9.6/data/trigger_promotion'</text:span><text:span text:style-name="T5"><text:line-break/></text:span><text:span text:style-name="T5"/></text:p>
              </text:list-item>
              <text:list-item>
                <text:p>Both (Streaming Replication and Log-Shipping)</text:p>
                <text:p><text:span text:style-name="T5">standby_mode = 'on'</text:span></text:p>
                <text:p><text:span text:style-name="T5">primary_conninfo = 'user=rep_user host=10.176.11.129 port=5432 sslmode=prefer sslcompression=1 krbsrvname=postgres target_session_attrs=any'</text:span></text:p>
                <text:p><text:span text:style-name="T5">restore_command = 'scp -rp postgres@10.176.11.129:/pg_backup/edb/as9.6/archive/%f %p'</text:span></text:p>
                <text:p><text:span text:style-name="T5">recovery_target_timeline = 'latest'</text:span></text:p>
                <text:p><text:span text:style-name="T5">trigger_file = '/pg_data/edb/as9.6/data/trigger_promotion'</text:span></text:p>
                <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Ming CN" svg:font-family="'AR PL UMing CN'"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swiss" style:font-pitch="variable" fo:font-size="14pt" style:letter-kerning="true"/>
    </style:style>
    <style:style style:name="LushGreen-notes" style:family="presentation">
      <style:graphic-properties draw:stroke="none" draw:fill="none"/>
      <style:paragraph-properties fo:margin-left="0.6cm" fo:margin-right="0cm" fo:text-indent="0cm" style:writing-mode="lr-tb"/>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fill-color="#cfe7f5" draw:auto-grow-height="false" draw:fit-to-size="shrink-to-fit" style:shrink-to-fit="true">
        <text:list-style style:name="LushGreen-outline1">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99cm" fo:text-indent="0cm"/>
      <style:text-properties fo:font-size="20.8999996185303pt" style:font-size-asian="28pt" style:font-size-complex="28pt"/>
    </style:style>
    <style:style style:name="LushGreen-outline3" style:family="presentation" style:parent-style-name="LushGreen-outline2">
      <style:paragraph-properties fo:margin-left="0cm" fo:margin-right="0cm" fo:margin-top="0cm" fo:margin-bottom="0.223cm" fo:text-indent="0cm"/>
      <style:text-properties fo:font-size="18pt" style:font-size-asian="24pt" style:font-size-complex="24pt"/>
    </style:style>
    <style:style style:name="LushGreen-outline4" style:family="presentation" style:parent-style-name="LushGreen-outline3">
      <style:paragraph-properties fo:margin-left="0cm" fo:margin-right="0cm" fo:margin-top="0cm" fo:margin-bottom="0.149cm" fo:text-indent="0cm"/>
      <style:text-properties fo:font-size="15pt" style:font-size-asian="20pt" style:font-size-complex="20pt"/>
    </style:style>
    <style:style style:name="LushGreen-outline5" style:family="presentation" style:parent-style-name="LushGreen-outline4">
      <style:paragraph-properties fo:margin-left="0cm" fo:margin-right="0cm" fo:margin-top="0cm" fo:margin-bottom="0.074cm" fo:text-indent="0cm"/>
      <style:text-properties fo:font-size="15pt" style:font-size-asian="20pt" style:font-size-complex="20pt"/>
    </style:style>
    <style:style style:name="LushGreen-outline6" style:family="presentation" style:parent-style-name="LushGreen-outline5">
      <style:paragraph-properties fo:margin-left="0cm" fo:margin-right="0cm" fo:margin-top="0cm" fo:margin-bottom="0.074cm" fo:text-indent="0cm"/>
      <style:text-properties fo:font-size="15pt" style:font-size-asian="20pt" style:font-size-complex="20pt"/>
    </style:style>
    <style:style style:name="LushGreen-outline7" style:family="presentation" style:parent-style-name="LushGreen-outline6">
      <style:paragraph-properties fo:margin-left="0cm" fo:margin-right="0cm" fo:margin-top="0cm" fo:margin-bottom="0.074cm" fo:text-indent="0cm"/>
      <style:text-properties fo:font-size="15pt" style:font-size-asian="20pt" style:font-size-complex="20pt"/>
    </style:style>
    <style:style style:name="LushGreen-outline8" style:family="presentation" style:parent-style-name="LushGreen-outline7">
      <style:paragraph-properties fo:margin-left="0cm" fo:margin-right="0cm" fo:margin-top="0cm" fo:margin-bottom="0.074cm" fo:text-indent="0cm"/>
      <style:text-properties fo:font-size="15pt" style:font-size-asian="20pt" style:font-size-complex="20pt"/>
    </style:style>
    <style:style style:name="LushGreen-outline9" style:family="presentation" style:parent-style-name="LushGreen-outline8">
      <style:paragraph-properties fo:margin-left="0cm" fo:margin-right="0cm" fo:margin-top="0cm" fo:margin-bottom="0.074cm" fo:text-indent="0cm"/>
      <style:text-properties fo:font-size="1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ushGreen" style:page-layout-name="PM1" draw:style-name="Mdp1">
      <office:forms form:automatic-focus="false" form:apply-design-mode="false"/>
      <draw:frame draw:style-name="Mgr3" draw:text-style-name="MP5" draw:layer="backgroundobjects" svg:width="27.997cm" svg:height="15.759cm" svg:x="0.001cm" svg:y="0.001cm">
        <draw:image xlink:href="Pictures/1000351400008D2E00004F600433B3D38C11A429.svg" xlink:type="simple" xlink:show="embed" xlink:actuate="onLoad">
          <text:p/>
        </draw:image>
        <draw:image xlink:href="Pictures/10000201000003AF00000212A1274520FA30D412.png" xlink:type="simple" xlink:show="embed" xlink:actuate="onLoad"/>
      </draw:frame>
      <draw:frame presentation:style-name="LushGreen-title" draw:layer="backgroundobjects" svg:width="25.2cm" svg:height="1.8cm" svg:x="1.4cm" svg:y="0.6cm" presentation:class="title" presentation:placeholder="true">
        <draw:text-box/>
      </draw:frame>
      <draw:frame presentation:style-name="LushGreen-outline1" draw:layer="backgroundobjects" svg:width="25.2cm" svg:height="9.134cm" svg:x="1.4cm" svg:y="3.8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7" draw:layer="backgroundobjects" svg:width="8.875cm" svg:height="1.086cm" svg:x="9.575cm" svg:y="14.347cm" presentation:class="footer">
        <draw:text-box>
          <text:p text:style-name="MP6"><text:span text:style-name="MT1"><presentation:footer/></text:span></text:p>
        </draw:text-box>
      </draw:frame>
      <draw:frame presentation:style-name="Mpr1"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3:00:14.171560625</meta:creation-date>
    <meta:editing-duration>PT3H42M1S</meta:editing-duration>
    <meta:editing-cycles>8</meta:editing-cycles>
    <meta:generator>LibreOffice/5.3.6.1$Linux_X86_64 LibreOffice_project/30$Build-1</meta:generator>
    <dc:title>Lush Green</dc:title>
    <dc:date>2019-03-12T19:08:23.216297809</dc:date>
    <meta:document-statistic meta:object-count="6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